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asalization Rg" svg:font-family="'Nasalization Rg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7.30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e6e905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9999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9999" loext:opacity="100%" style:text-outline="false" style:text-line-through-style="none" style:text-line-through-type="none" style:font-name="Nasalization Rg" fo:font-size="10pt" fo:font-style="normal" fo:text-shadow="none" style:text-underline-style="solid" style:text-underline-width="auto" style:text-underline-color="font-color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ea7500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ea7500" loext:opacity="100%" style:text-outline="false" style:text-line-through-style="none" style:text-line-through-type="none" style:font-name="Nasalization Rg" fo:font-size="5pt" fo:language="fr" fo:country="FR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b2b2b2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5308d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5308d" loext:opacity="100%" style:text-outline="false" style:text-line-through-style="none" style:text-line-through-type="none" style:font-name="Nasalization Rg" fo:font-size="5pt" fo:language="fr" fo:country="FR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b2b2b2" loext:opacity="100%" style:text-outline="false" style:text-line-through-style="none" style:text-line-through-type="none" style:font-name="Nasalization Rg" fo:font-size="5pt" fo:language="fr" fo:country="FR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.007cm" svg:height="27.554cm" svg:x="0.993cm" svg:y="1.254cm">
          <draw:text-box>
            <text:p text:style-name="P1"><text:span text:style-name="T1">HTML</text:span><text:span text:style-name="T2"> : </text:span><text:span text:style-name="T3">Balise Textuelle</text:span></text:p>
            <text:p text:style-name="P1"><text:span text:style-name="T3"/></text:p>
            <text:p><text:span text:style-name="T4">Qu’est</text:span><text:span text:style-name="T5"> </text:span><text:span text:style-name="T4">qu’une balise textuelle <text:s/></text:span><text:span text:style-name="T5">?</text:span></text:p>
            <text:p><text:span text:style-name="T6">Une balise textuelle permet d’afficher du contenue textuelle, il sera affiché dans la partis &lt;body&gt; du code et sera visible dans le navigateur client.</text:span></text:p>
            <text:p><text:span text:style-name="T7"/></text:p>
            <text:p><text:span text:style-name="T7"/></text:p>
            <text:p><text:span text:style-name="T8">&lt;!-- COMMENTAIRE <text:s/>--&gt; Permet de décrire un commentaire :</text:span></text:p>
            <text:p><text:span text:style-name="T6">Permet d’écrire un commentaire dans notre fiche html, il ne sera pas visible par le client, mais il le sera pour les autres développeur.</text:span></text:p>
            <text:p><text:span text:style-name="T9">&lt;!-- COMMENTAIRE <text:s/>--&gt;</text:span></text:p>
            <text:p><text:span text:style-name="T10"/></text:p>
            <text:p><text:span text:style-name="T8">Les titres &lt;h..&gt; <text:s/>et les autres éléments d d’importance du référencement Google :</text:span></text:p>
            <text:p><text:span text:style-name="T11"/></text:p>
            <text:p><text:span text:style-name="T6">C'est un titre qui contient plusieurs niveau de titre de h1 a h6</text:span></text:p>
            <text:p><text:span text:style-name="T9">&lt;hgroup&gt;</text:span></text:p>
            <text:p><text:span text:style-name="T9"><text:tab/></text:span><text:span text:style-name="T9">&lt;h1&gt;Titre&lt;/h1&gt;</text:span></text:p>
            <text:p><text:span text:style-name="T9"><text:tab/></text:span><text:span text:style-name="T9">&lt;h2&gt;Sous-titre&lt;/h2&gt;</text:span></text:p>
            <text:p><text:span text:style-name="T9">&lt;/hgroup&gt;</text:span></text:p>
            <text:p><text:span text:style-name="T10"/></text:p>
            <text:p><text:span text:style-name="T6">&lt;!-- Unique --&gt;&lt;!-- Important pour référencement CEO/Google --&gt;</text:span></text:p>
            <text:p><text:span text:style-name="T9">&lt;h1&gt;Titre&lt;/h1&gt;</text:span></text:p>
            <text:p><text:span text:style-name="T11"/></text:p>
            <text:p text:style-name="P2"><text:span text:style-name="T6">&lt;!-- Limité --&gt;&lt;!-- Important pour référencement CEO/Google --&gt;</text:span></text:p>
            <text:p><text:span text:style-name="T9">&lt;h2&gt;Titre&lt;/h2&gt;</text:span></text:p>
            <text:p><text:span text:style-name="T11"/></text:p>
            <text:p text:style-name="P2"><text:span text:style-name="T6">&lt;!-- Sans-Limite --&gt;&lt;!-- Important pour référencement CEO/Google --&gt;</text:span></text:p>
            <text:p><text:span text:style-name="T9">&lt;h3&gt;Titre&lt;/h3&gt;</text:span></text:p>
            <text:p><text:span text:style-name="T10"/></text:p>
            <text:p><text:span text:style-name="T6">&lt;!-- Sans-Limite --&gt;</text:span></text:p>
            <text:p><text:span text:style-name="T9">&lt;h4&gt;Titre&lt;/h4&gt;</text:span></text:p>
            <text:p><text:span text:style-name="T9"/></text:p>
            <text:p><text:span text:style-name="T6">&lt;!-- Sans-Limite --&gt;</text:span></text:p>
            <text:p><text:span text:style-name="T9">&lt;h5&gt;Titre&lt;/h5&gt;</text:span></text:p>
            <text:p><text:span text:style-name="T10"/></text:p>
            <text:p><text:span text:style-name="T6">&lt;!-- Sans-Limite --&gt;</text:span></text:p>
            <text:p><text:span text:style-name="T9">&lt;h6&gt;Titre&lt;/h6&gt;</text:span></text:p>
            <text:p><text:span text:style-name="T9"/></text:p>
            <text:p><text:span text:style-name="T9">&lt;!-- Imbrication des titres --&gt;</text:span></text:p>
            <text:p><text:span text:style-name="T9"><text:tab/></text:span><text:span text:style-name="T9">h1 Les abeilles</text:span></text:p>
            <text:p><text:span text:style-name="T9"><text:tab/></text:span><text:span text:style-name="T9"><text:tab/></text:span><text:span text:style-name="T9">h2 Étymologie</text:span></text:p>
            <text:p><text:span text:style-name="T9"><text:tab/></text:span><text:span text:style-name="T9"><text:tab/></text:span><text:span text:style-name="T9">h2 Répartition</text:span></text:p>
            <text:p><text:span text:style-name="T9"><text:tab/></text:span><text:span text:style-name="T9"><text:tab/></text:span><text:span text:style-name="T9">h2 Évolution</text:span></text:p>
            <text:p><text:span text:style-name="T9"><text:tab/></text:span><text:span text:style-name="T9"><text:tab/></text:span><text:span text:style-name="T9"><text:tab/></text:span><text:span text:style-name="T9">h3 Paléozoïque ancien</text:span></text:p>
            <text:p><text:span text:style-name="T9"><text:tab/></text:span><text:span text:style-name="T9"><text:tab/></text:span><text:span text:style-name="T9"><text:tab/></text:span><text:span text:style-name="T9">h3 Jurassique</text:span></text:p>
            <text:p><text:span text:style-name="T9"><text:tab/></text:span><text:span text:style-name="T9"><text:tab/></text:span><text:span text:style-name="T9"><text:tab/></text:span><text:span text:style-name="T9">h3 Crétacée</text:span></text:p>
            <text:p><text:span text:style-name="T9"><text:tab/></text:span><text:span text:style-name="T9"><text:tab/></text:span><text:span text:style-name="T9">h2 Morphologie externe</text:span></text:p>
            <text:p><text:span text:style-name="T9"><text:tab/></text:span><text:span text:style-name="T9"><text:tab/></text:span><text:span text:style-name="T9"><text:tab/></text:span><text:span text:style-name="T9">h3Tête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h4 Mandibules</text:span></text:p>
            <text:p><text:span text:style-name="T9"><text:tab/></text:span><text:span text:style-name="T9"><text:tab/></text:span><text:span text:style-name="T9"><text:tab/></text:span><text:span text:style-name="T9">h3 Thorax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h4 Prothorax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h4 Ptérothorax</text:span></text:p>
            <text:p><text:span text:style-name="T9"><text:tab/></text:span><text:span text:style-name="T9"><text:tab/></text:span><text:span text:style-name="T9"><text:tab/></text:span><text:span text:style-name="T9">h3 Pattes</text:span></text:p>
            <text:p><text:span text:style-name="T9"><text:tab/></text:span><text:span text:style-name="T9"><text:tab/></text:span><text:span text:style-name="T9"><text:tab/></text:span><text:span text:style-name="T9">h3 Ailes</text:span></text:p>
            <text:p><text:span text:style-name="T9"><text:tab/></text:span><text:span text:style-name="T9"><text:tab/></text:span><text:span text:style-name="T9"><text:tab/></text:span><text:span text:style-name="T9">h3 Abdomen</text:span></text:p>
            <text:p><text:span text:style-name="T9"/></text:p>
            <text:p><text:span text:style-name="T6">Permet donner de l'importance aux éléments pour le référencement CEO/Google</text:span></text:p>
            <text:p><text:span text:style-name="T6">Les éléments important</text:span></text:p>
            <text:p><text:span text:style-name="T9">&lt;strong&gt;Important&lt;/strong&gt;</text:span></text:p>
            <text:p><text:span text:style-name="T9"/></text:p>
            <text:p><text:span text:style-name="T6">Les éléments un peut important</text:span></text:p>
            <text:p><text:span text:style-name="T9">&lt;em&gt;Peut important&lt;/em&gt;</text:span></text:p>
            <text:p><text:span text:style-name="T9"/></text:p>
            <text:p><text:span text:style-name="T6">Les éléments à faible importance</text:span></text:p>
            <text:p><text:span text:style-name="T9">&lt;mark&gt;Faible importance&lt;/mark&gt;</text:span></text:p>
            <text:p><text:span text:style-name="T9"/></text:p>
            <text:p><text:span text:style-name="T9"><text:tab/></text:span></text:p>
            <text:p><text:span text:style-name="T9"/></text:p>
          </draw:text-box>
        </draw:frame>
      </draw:page>
      <draw:page draw:name="page2" draw:style-name="dp1" draw:master-page-name="Default">
        <draw:frame draw:style-name="gr1" draw:text-style-name="P3" draw:layer="layout" svg:width="19.007cm" svg:height="27.554cm" svg:x="0.994cm" svg:y="1.254cm">
          <draw:text-box>
            <text:p text:style-name="P1"><text:span text:style-name="T1">HTML</text:span><text:span text:style-name="T2"> : </text:span><text:span text:style-name="T3">Balise Textuelle</text:span></text:p>
            <text:p><text:span text:style-name="T7"/></text:p>
            <text:p><text:span text:style-name="T7"/></text:p>
            <text:p><text:span text:style-name="T8">&lt;br&gt;&lt;wbr&gt; <text:s/>Permet de sauter à la ligne :</text:span></text:p>
            <text:p text:style-name="P2"><text:span text:style-name="T6">Saut de ligne</text:span></text:p>
            <text:p text:style-name="P2"><text:span text:style-name="T9">&lt;br&gt;&lt;br&gt;</text:span></text:p>
            <text:p text:style-name="P2"><text:span text:style-name="T10"/></text:p>
            <text:p text:style-name="P2"><text:span text:style-name="T6">Permet de casser un texte à un endroit précis, si nécessaire.</text:span></text:p>
            <text:p text:style-name="P2"><text:span text:style-name="T9">&lt;wbr&gt;</text:span></text:p>
            <text:p text:style-name="P2"><text:span text:style-name="T10"/></text:p>
            <text:p text:style-name="P2"><text:span text:style-name="T8">Élément paragraphe :</text:span></text:p>
            <text:p><text:span text:style-name="T6">Afficher un contenu principale dans la figure (image, code, etc) et un descriptif dans figcaption</text:span></text:p>
            <text:p><text:span text:style-name="T9">&lt;figure&gt;</text:span></text:p>
            <text:p><text:span text:style-name="T9"><text:tab/></text:span><text:span text:style-name="T9">&lt;div&gt;contenu&lt;/div&gt;</text:span></text:p>
            <text:p><text:span text:style-name="T9"><text:tab/></text:span><text:span text:style-name="T9">&lt;figcaption&gt;descriptif&lt;/figcaption&gt;</text:span></text:p>
            <text:p><text:span text:style-name="T9">&lt;/figure&gt;</text:span></text:p>
            <text:p><text:span text:style-name="T10"/></text:p>
            <text:p><text:span text:style-name="T6">Paragraphe avec saut de ligne</text:span></text:p>
            <text:p><text:span text:style-name="T9">&lt;p&gt;Paragraphe&lt;/p&gt; </text:span></text:p>
            <text:p><text:span text:style-name="T10"/></text:p>
            <text:p><text:span text:style-name="T6">Permet d'écrire un texte en prenant compte des sauts de ligne et retour à la ligne</text:span></text:p>
            <text:p><text:span text:style-name="T9">&lt;pre&gt;Texte préformaté&lt;/pre&gt;</text:span></text:p>
            <text:p><text:span text:style-name="T10"/></text:p>
            <text:p text:style-name="P2"><text:span text:style-name="T8">Élément spéciaux :</text:span></text:p>
            <text:p><text:span text:style-name="T6">Permet d'écrit un texte en petit caractère</text:span></text:p>
            <text:p><text:span text:style-name="T9">&lt;small&gt;termes d'un contrat, mentions relatives au droit d'auteur, etc.&lt;/small&gt;</text:span></text:p>
            <text:p><text:span text:style-name="T10"/></text:p>
            <text:p><text:span text:style-name="T6">Permet d'indiqué une portion de texte supprimé</text:span></text:p>
            <text:p><text:span text:style-name="T9">&lt;del&gt;texte barré&lt;/del&gt;</text:span></text:p>
            <text:p><text:span text:style-name="T10"/></text:p>
            <text:p><text:span text:style-name="T6">Permet d'indiqué une portion de texte ajouté</text:span></text:p>
            <text:p><text:span text:style-name="T9">&lt;ins&gt;texte ajouté&lt;/ins&gt;</text:span></text:p>
            <text:p><text:span text:style-name="T10"/></text:p>
            <text:p><text:span text:style-name="T6">Permet d'écrit un texte <text:s/>en décaler vers le bas, exemple écrire formule chimique.</text:span></text:p>
            <text:p><text:span text:style-name="T9">&lt;p&gt;O&lt;sub&gt;2&lt;/sub&gt;&lt;/p&gt;</text:span></text:p>
            <text:p><text:span text:style-name="T10"/></text:p>
            <text:p><text:span text:style-name="T6">Permet d'écrit un texte <text:s/>en décaler vers le haut, exemple écrire les puissances en mathématique.</text:span></text:p>
            <text:p><text:span text:style-name="T9">&lt;p&gt;&lt;sup&gt;2&lt;/sup&gt;&lt;/p&gt;</text:span></text:p>
            <text:p><text:span text:style-name="T10"/></text:p>
            <text:p><text:span text:style-name="T6">Permet d'écrit une date ou une heure ou une durée.</text:span></text:p>
            <text:p><text:span text:style-name="T9">&lt;p&gt;on est le &lt;time datetime="30-12-2020"&gt;30 Décembre&lt;/time&gt;et il est &lt;time datetime="12:00"&gt;12h&lt;/time&gt;&lt;/p&gt;</text:span></text:p>
            <text:p><text:span text:style-name="T10"/></text:p>
            <text:p><text:span text:style-name="T8">&lt;a&gt;&lt;/a&gt; Lien et hyperlien :</text:span></text:p>
            <text:p><text:span text:style-name="T6">Permet de créer un hyperlien</text:span></text:p>
            <text:p><text:span text:style-name="T9">&lt;a href="url_site"&gt;Site&lt;/a&gt;</text:span></text:p>
            <text:p><text:span text:style-name="T9">&lt;a href="#nom_id"&gt;Ancre&lt;/a&gt;</text:span></text:p>
            <text:p><text:span text:style-name="T9">&lt;a href="other.html"&gt;Autre page&lt;/a&gt;</text:span></text:p>
            <text:p><text:span text:style-name="T10"/></text:p>
            <text:p><text:span text:style-name="T6">Permet de créer un zone de contact</text:span></text:p>
            <text:p><text:span text:style-name="T9">&lt;address&gt;</text:span></text:p>
            <text:p><text:span text:style-name="T9"><text:tab/></text:span><text:span text:style-name="T9">&lt;a href="mailto:HarmonyFidelis@gmail.com"&gt;HarmonyFidelis@gmail.com&lt;/a&gt;&lt;br&gt;</text:span></text:p>
            <text:p><text:span text:style-name="T9"><text:s text:c="2"/></text:span><text:span text:style-name="T9"><text:tab/></text:span><text:span text:style-name="T9">&lt;a href="tel:04.68.45.35.65"&gt;04.68.45.35.65&lt;/a&gt;</text:span></text:p>
            <text:p><text:span text:style-name="T9">&lt;/address&gt;</text:span></text:p>
            <text:p><text:span text:style-name="T10"/></text:p>
            <text:p><text:span text:style-name="T8">Définition, Citation et Source :</text:span></text:p>
            <text:p><text:span text:style-name="T6">Permet de donné une définition à un mot en passant la souris dessus</text:span></text:p>
            <text:p><text:span text:style-name="T9">&lt;abbr title="HyperText Markup Language"&gt;HTML&lt;/abbr&gt;</text:span></text:p>
            <text:p><text:span text:style-name="T10"/></text:p>
            <text:p><text:span text:style-name="T6">Permet de cité un contenue court</text:span></text:p>
            <text:p><text:span text:style-name="T9">&lt;q&gt;&lt;/q&gt;</text:span></text:p>
            <text:p><text:span text:style-name="T10"/></text:p>
            <text:p><text:span text:style-name="T6">Permet de cité <text:s/>un contenue long, ainsi que la source :</text:span></text:p>
            <text:p><text:span text:style-name="T9">&lt;blockquote cite="https://www.huxley.net/bnw/four.html"&gt;&lt;p&gt;citation&lt;p&gt;&lt;/blockquote&gt;</text:span></text:p>
            <text:p><text:span text:style-name="T10"/></text:p>
            <text:p><text:span text:style-name="T8">Code / Ordinateur :</text:span></text:p>
            <text:p><text:span text:style-name="T6">Permet de cité un petit code</text:span></text:p>
            <text:p><text:span text:style-name="T9">&lt;code&gt;&lt;/code&gt;</text:span></text:p>
            <text:p><text:span text:style-name="T6">Permet de représenter une variable dans un texte</text:span></text:p>
            <text:p><text:span text:style-name="T9">&lt;var&gt;&lt;/var&gt;</text:span></text:p>
            <text:p><text:span text:style-name="T6">Permet de produire un une sortis text au format ordinateur</text:span></text:p>
            <text:p><text:span text:style-name="T9">&lt;samp&gt;&lt;/samp&gt;</text:span></text:p>
            <text:p><text:span text:style-name="T6">Permet d'afficher à l'utilisateur des touches claviers</text:span></text:p>
            <text:p><text:span text:style-name="T9">&lt;kbd&gt;CTRL&lt;/kbd&gt;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asalization Rg" svg:font-family="'Nasalization Rg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3.1$Windows_X86_64 LibreOffice_project/d7547858d014d4cf69878db179d326fc3483e082</meta:generator>
    <dc:date>2021-01-08T10:43:44.443000000</dc:date>
    <meta:editing-duration>PT1H29S</meta:editing-duration>
    <meta:editing-cycles>11</meta:editing-cycles>
    <meta:document-statistic meta:object-count="2"/>
  </office:meta>
</office:document-meta>
</file>